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00000002003CFDB38D.png" manifest:media-type=""/>
  <manifest:file-entry manifest:full-path="Pictures/100002010000020000000200E340905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99" draw:textarea-horizontal-align="justify" draw:textarea-vertical-align="middle" draw:auto-grow-height="fals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cm" svg:height="13.9cm" svg:x="2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4.3cm" svg:x="11.3cm" svg:y="7.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823cm" svg:height="0.963cm" svg:x="2.977cm" svg:y="2cm">
          <draw:text-box>
            <text:p>courses-a (master)</text:p>
          </draw:text-box>
        </draw:frame>
        <draw:frame draw:style-name="gr3" draw:layer="layout" svg:width="3.283cm" svg:height="0.963cm" svg:x="11.777cm" svg:y="2cm">
          <draw:text-box>
            <text:p>courses-b</text:p>
          </draw:text-box>
        </draw:frame>
        <draw:custom-shape draw:style-name="gr4" draw:text-style-name="P1" draw:layer="layout" svg:width="6.5cm" svg:height="1.4cm" svg:x="2.5cm" svg:y="6.4cm">
          <text:p text:style-name="P1">scheduler-mas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.4cm" svg:x="2.5cm" svg:y="4.2cm">
          <text:p text:style-name="P1">arbiter-mas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.4cm" svg:x="2.5cm" svg:y="8.5cm">
          <text:p text:style-name="P1">poller-mas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.4cm" svg:x="2.5cm" svg:y="12.5cm">
          <text:p text:style-name="P1">receiver-mas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.4cm" svg:x="2.5cm" svg:y="8.5cm">
          <text:p text:style-name="P1">poller-mas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.4cm" svg:x="2.5cm" svg:y="10.3cm">
          <text:p text:style-name="P1">reactionner-mas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.4cm" svg:x="2.5cm" svg:y="14.6cm">
          <text:p text:style-name="P1">broker-mas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.4cm" svg:x="2.5cm" svg:y="4.2cm">
          <text:p text:style-name="P1">arbiter-mas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5cm" svg:height="1.4cm" svg:x="11.8cm" svg:y="8.6cm">
          <text:p text:style-name="P1">poller-courses-b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32cm" svg:height="0.732cm" svg:x="9.168cm" svg:y="10.6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9.2cm" svg:y="4.6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9.268cm" svg:y="6.8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9.168cm" svg:y="8.9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9.2cm" svg:y="12.7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9.168cm" svg:y="14.968cm">
          <draw:image xlink:href="Pictures/100002010000020000000200E3409052.png" xlink:type="simple" xlink:show="embed" xlink:actuate="onLoad">
            <text:p/>
          </draw:image>
        </draw:frame>
        <draw:frame draw:style-name="gr6" draw:text-style-name="P1" draw:layer="layout" svg:width="0.732cm" svg:height="0.732cm" svg:x="18.4cm" svg:y="8.9cm">
          <draw:image xlink:href="Pictures/1000020100000200000002003CFDB38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0T09:18:42.073000000</meta:creation-date>
    <dc:date>2014-09-08T13:12:09.760000000</dc:date>
    <meta:editing-duration>PT9M23S</meta:editing-duration>
    <meta:editing-cycles>1</meta:editing-cycles>
    <meta:generator>LibreOffice/4.1.1.2$Windows_x86 LibreOffice_project/7e4286b58adc75a14f6d83f53a03b6c11fa2903</meta:generator>
    <meta:document-statistic meta:object-count="20"/>
  </office:meta>
</office:document-meta>
</file>